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# Project Overview</text:p>
      <text:p text:style-name="Standard"/>
      <text:p text:style-name="Standard">The `VideoReceiverApp` is a Qt-based application that receives a video stream over UDP, decodes it, and displays it in a window. The application uses GStreamer, a powerful multimedia framework, to handle the video streaming and decoding.</text:p>
      <text:p text:style-name="Standard"/>
      <text:p text:style-name="Standard">### Key Components</text:p>
      <text:p text:style-name="Standard"/>
      <text:p text:style-name="Standard">1. **Qt Framework**: A cross-platform application development framework used for creating graphical user interfaces (GUIs).</text:p>
      <text:p text:style-name="Standard">2. **GStreamer**: An open-source multimedia framework used for constructing graphs of media-handling components. It supports a wide range of media formats and protocols.</text:p>
      <text:p text:style-name="Standard"/>
      <text:p text:style-name="Standard">### Project Structure</text:p>
      <text:p text:style-name="Standard"/>
      <text:p text:style-name="Standard">The project consists of the following main components:</text:p>
      <text:p text:style-name="Standard"/>
      <text:p text:style-name="Standard">1. **VideoReceiver**: A class that sets up and manages the GStreamer pipeline for receiving and displaying the video stream.</text:p>
      <text:p text:style-name="Standard">2. **VideoWindow**: A Qt widget that contains the `VideoReceiver` and provides a window for displaying the video.</text:p>
      <text:p text:style-name="Standard"/>
      <text:p text:style-name="Standard">### Detailed Explanation</text:p>
      <text:p text:style-name="Standard"/>
      <text:p text:style-name="Standard">#### 1. VideoReceiver Class</text:p>
      <text:p text:style-name="Standard"/>
      <text:p text:style-name="Standard">The `VideoReceiver` class is responsible for setting up the GStreamer pipeline and managing the video stream. Here’s a breakdown of its functionality:</text:p>
      <text:p text:style-name="Standard"/>
      <text:p text:style-name="Standard">- **Initialization**: The GStreamer library is initialized, and the pipeline elements are created.</text:p>
      <text:p text:style-name="Standard">- **Pipeline Elements**:</text:p>
      <text:p text:style-name="Standard"><text:s text:c="2"/>- `udpsrc`: Receives the video stream over UDP.</text:p>
      <text:p text:style-name="Standard"><text:s text:c="2"/>- `rtph264depay`: Depayloads the RTP packets to extract the H.264 video stream.</text:p>
      <text:p text:style-name="Standard"><text:s text:c="2"/>- `avdec_h264`: Decodes the H.264 video stream.</text:p>
      <text:p text:style-name="Standard"><text:s text:c="2"/>- `videoconvert`: Converts the video format to a format suitable for the video sink.</text:p>
      <text:p text:style-name="Standard"><text:s text:c="2"/>- `videosink`: Renders the video. We use `xvimagesink` or `glimagesink` to ensure the video can be embedded in a Qt window.</text:p>
      <text:p text:style-name="Standard">- **Linking Elements**: The elements are linked together to form the pipeline.</text:p>
      <text:p text:style-name="Standard">- **Setting Properties**: Properties like `sync` are set to reduce latency.</text:p>
      <text:p text:style-name="Standard">- **Bus Handling**: A bus is used to handle messages from the GStreamer pipeline, such as errors or end-of-stream notifications.</text:p>
      <text:p text:style-name="Standard">- **Window Embedding**: The `setWindowId` method is used to embed the video in a Qt window.</text:p>
      <text:p text:style-name="Standard"/>
      <text:p text:style-name="Standard">#### 2. VideoWindow Class</text:p>
      <text:p text:style-name="Standard"/>
      <text:p text:style-name="Standard">The `VideoWindow` class is a Qt widget that contains the `VideoReceiver` and provides a window for displaying the video. Here’s a breakdown of its functionality:</text:p>
      <text:p text:style-name="Standard"/>
      <text:p text:style-name="Standard">- **Initialization**: The `VideoReceiver` is created and added to the layout of the `VideoWindow`.</text:p>
      <text:p text:style-name="Standard">- **Default Size**: The window is resized to a default size to ensure it opens with a reasonable size.</text:p>
      <text:p text:style-name="Standard"><text:soft-page-break/>- **Show Event**: When the window is shown, the `setWindowId` method of the `VideoReceiver` is called to embed the video in the window.</text:p>
      <text:p text:style-name="Standard"/>
      <text:p text:style-name="Standard">### Concepts Used</text:p>
      <text:p text:style-name="Standard"/>
      <text:p text:style-name="Standard">1. **Multimedia Streaming**: The application receives a video stream over UDP, which is a common protocol for real-time media streaming.</text:p>
      <text:p text:style-name="Standard">2. **GStreamer Pipeline**: The application constructs a GStreamer pipeline to handle the video stream. The pipeline consists of various elements that perform specific tasks, such as receiving, depayloading, decoding, converting, and rendering the video.</text:p>
      <text:p text:style-name="Standard">3. **Qt Integration**: The application integrates GStreamer with Qt to display the video in a Qt window. This involves embedding the video sink in the Qt widget.</text:p>
      <text:p text:style-name="Standard">4. **Low Latency**: The application is optimized for low latency by setting properties like `sync` to `false` on the video sink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3:46:15.292269080</meta:creation-date>
    <dc:date>2025-03-03T13:47:39.725504483</dc:date>
    <meta:editing-duration>PT1M2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3" meta:word-count="483" meta:character-count="3180" meta:non-whitespace-character-count="2720"/>
  </office:meta>
</office:document-meta>
</file>